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608cm" fo:min-width="1.711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608cm" fo:min-width="1.711cm"/>
    </style:style>
    <style:style style:name="gr3" style:family="graphic" style:parent-style-name="standard">
      <style:graphic-properties draw:textarea-horizontal-align="justify" draw:textarea-vertical-align="middle" draw:auto-grow-height="false" fo:min-height="0.608cm" fo:min-width="2.231cm"/>
    </style:style>
    <style:style style:name="gr4" style:family="graphic" style:parent-style-name="objectwithoutfill">
      <style:graphic-properties draw:stroke="dash" draw:stroke-dash="Fine_20_Dashed" svg:stroke-width="0.035cm" svg:stroke-color="#00508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color="#00508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1.374cm"/>
    </style:style>
    <style:style style:name="gr7" style:family="graphic" style:parent-style-name="standard">
      <style:graphic-properties draw:textarea-horizontal-align="justify" draw:textarea-vertical-align="middle" draw:auto-grow-height="false" fo:min-height="0.608cm" fo:min-width="1.71cm"/>
    </style:style>
    <style:style style:name="P1" style:family="paragraph">
      <style:paragraph-properties fo:text-align="center"/>
      <style:text-properties fo:font-size="19.2999992370605pt"/>
    </style:style>
    <style:style style:name="P2" style:family="paragraph">
      <loext:graphic-properties draw:fill-color="#f58220"/>
      <style:paragraph-properties fo:text-align="center"/>
      <style:text-properties fo:font-size="19.2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size-asian="19.2999992370605pt"/>
    </style:style>
    <style:style style:name="P5" style:family="paragraph">
      <loext:graphic-properties draw:fill="none" draw:fill-color="#ffffff"/>
      <style:text-properties style:font-size-asian="19.299999237060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11cm" svg:height="0.858cm" svg:x="2.373cm" svg:y="0.817cm">
          <text:p text:style-name="P1"><text:span text:style-name="T1">Head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2.211cm" svg:height="0.858cm" svg:x="4.585cm" svg:y="0.818cm">
          <text:p text:style-name="P1"><text:span text:style-name="T1">Rec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6.802cm" svg:y="0.819cm">
          <text:p text:style-name="P1"><text:span text:style-name="T1">Rec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9.025cm" svg:y="0.82cm">
          <text:p text:style-name="P1"><text:span text:style-name="T1">Syn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1.245cm" svg:y="0.819cm">
          <text:p text:style-name="P1"><text:span text:style-name="T1">Rec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3.462cm" svg:y="0.82cm">
          <text:p text:style-name="P1"><text:span text:style-name="T1">Rec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5.657cm" svg:y="0.821cm">
          <text:p text:style-name="P1"><text:span text:style-name="T1">Syn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7.878cm" svg:y="0.82cm">
          <text:p text:style-name="P1"><text:span text:style-name="T1">Rec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3.149cm" svg:y="4.25cm">
          <text:p text:style-name="P1"><text:span text:style-name="T1">Record</text:span></text:p>
          <text:p text:style-name="P1"><text:span text:style-name="T1">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5.366cm" svg:y="4.251cm">
          <text:p text:style-name="P1"><text:span text:style-name="T1">Key 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7.589cm" svg:y="4.252cm">
          <text:p text:style-name="P1"><text:span text:style-name="T1">Ke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9.809cm" svg:y="4.251cm">
          <text:p text:style-name="P1"><text:span text:style-name="T1">Valu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3.15cm" svg:y="6.721cm">
          <text:p text:style-name="P1"><text:span text:style-name="T1">Record</text:span></text:p>
          <text:p text:style-name="P1"><text:span text:style-name="T1">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5.367cm" svg:y="6.722cm">
          <text:p text:style-name="P1"><text:span text:style-name="T1">Key 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7.59cm" svg:y="6.723cm">
          <text:p text:style-name="P1"><text:span text:style-name="T1">Ke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2.731cm" svg:height="0.858cm" svg:x="9.81cm" svg:y="6.722cm">
          <text:p text:style-name="P1"><text:span text:style-name="T1">Compressed</text:span></text:p>
          <text:p text:style-name="P1"><text:span text:style-name="T1">Valu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3" draw:layer="layout" svg:x1="4.584cm" svg:y1="1.675cm" svg:x2="3.147cm" svg:y2="4.248cm">
          <text:p/>
        </draw:line>
        <draw:line draw:style-name="gr5" draw:text-style-name="P3" draw:layer="layout" svg:x1="6.794cm" svg:y1="1.675cm" svg:x2="11.989cm" svg:y2="4.248cm">
          <text:p/>
        </draw:line>
        <draw:line draw:style-name="gr4" draw:text-style-name="P3" draw:layer="layout" svg:x1="4.584cm" svg:y1="1.675cm" svg:x2="3.147cm" svg:y2="6.714cm">
          <text:p/>
        </draw:line>
        <draw:line draw:style-name="gr4" draw:text-style-name="P3" draw:layer="layout" svg:x1="6.794cm" svg:y1="1.675cm" svg:x2="12.541cm" svg:y2="6.714cm">
          <text:p/>
        </draw:line>
        <draw:frame draw:style-name="gr6" draw:text-style-name="P5" draw:layer="layout" svg:width="2.071cm" svg:height="0.923cm" svg:x="0.715cm" svg:y="4.212cm">
          <draw:text-box>
            <text:p text:style-name="P4"><text:span text:style-name="T2">不压缩</text:span></text:p>
          </draw:text-box>
        </draw:frame>
        <draw:frame draw:style-name="gr6" draw:text-style-name="P5" draw:layer="layout" svg:width="2.071cm" svg:height="0.923cm" svg:x="0.715cm" svg:y="6.679cm">
          <draw:text-box>
            <text:p text:style-name="P4"><text:span text:style-name="T2">值压缩</text:span></text:p>
          </draw:text-box>
        </draw:frame>
        <draw:custom-shape draw:style-name="gr1" draw:text-style-name="P1" draw:layer="layout" svg:width="2.211cm" svg:height="0.858cm" svg:x="1.711cm" svg:y="9.181cm">
          <text:p text:style-name="P1"><text:span text:style-name="T1">Head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3.923cm" svg:y="9.182cm">
          <text:p text:style-name="P1"><text:span text:style-name="T1">Syn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2.211cm" svg:height="0.858cm" svg:x="6.14cm" svg:y="9.184cm">
          <text:p text:style-name="P1"><text:span text:style-name="T1">Bloc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8.363cm" svg:y="9.185cm">
          <text:p text:style-name="P1"><text:span text:style-name="T1">Syn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0.583cm" svg:y="9.184cm">
          <text:p text:style-name="P1"><text:span text:style-name="T1">Bloc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2.8cm" svg:y="9.185cm">
          <text:p text:style-name="P1"><text:span text:style-name="T1">Syn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14.995cm" svg:y="9.186cm">
          <text:p text:style-name="P1"><text:span text:style-name="T1">Bloc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2.211cm" svg:height="0.858cm" svg:x="3.151cm" svg:y="12.63cm">
          <text:p text:style-name="P1"><text:span text:style-name="T1">Number of </text:span></text:p>
          <text:p text:style-name="P1"><text:span text:style-name="T1">Record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draw:layer="layout" svg:width="2.21cm" svg:height="0.858cm" svg:x="5.369cm" svg:y="12.631cm">
          <text:p text:style-name="P1"><text:span text:style-name="T1">Compressed</text:span></text:p>
          <text:p text:style-name="P1"><text:span text:style-name="T1">Key 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draw:layer="layout" svg:width="2.21cm" svg:height="0.858cm" svg:x="7.592cm" svg:y="12.632cm">
          <text:p text:style-name="P1"><text:span text:style-name="T1">Compressed</text:span></text:p>
          <text:p text:style-name="P1"><text:span text:style-name="T1">key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2.731cm" svg:height="0.858cm" svg:x="9.811cm" svg:y="12.631cm">
          <text:p text:style-name="P1"><text:span text:style-name="T1">Compressed</text:span></text:p>
          <text:p text:style-name="P1"><text:span text:style-name="T1">Value lengt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6" draw:text-style-name="P5" draw:layer="layout" svg:width="2.071cm" svg:height="0.923cm" svg:x="0.716cm" svg:y="12.588cm">
          <draw:text-box>
            <text:p text:style-name="P4"><text:span text:style-name="T2">块压缩</text:span></text:p>
          </draw:text-box>
        </draw:frame>
        <draw:custom-shape draw:style-name="gr3" draw:text-style-name="P1" draw:layer="layout" svg:width="2.731cm" svg:height="0.858cm" svg:x="12.575cm" svg:y="12.632cm">
          <text:p text:style-name="P1"><text:span text:style-name="T1">Compressed</text:span></text:p>
          <text:p text:style-name="P1"><text:span text:style-name="T1">Valu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3" draw:layer="layout" svg:x1="6.131cm" svg:y1="10.038cm" svg:x2="3.1cm" svg:y2="12.6cm">
          <text:p/>
        </draw:line>
        <draw:line draw:style-name="gr4" draw:text-style-name="P3" draw:layer="layout" svg:x1="8.342cm" svg:y1="10.038cm" svg:x2="15.3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8:59:07.149617468</meta:creation-date>
    <dc:date>2018-11-25T19:21:37.312385526</dc:date>
    <meta:editing-duration>PT20M37S</meta:editing-duration>
    <meta:editing-cycles>10</meta:editing-cycles>
    <meta:generator>LibreOffice/6.0.7.3$MacOSX_X86_64 LibreOffice_project/dc89aa7a9eabfd848af146d5086077aeed2ae4a5</meta:generator>
    <meta:document-statistic meta:object-count="37"/>
  </office:meta>
</office:document-meta>
</file>